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2F583EA6F29AF7E4C8E.png" manifest:media-type="image/png"/>
  <manifest:file-entry manifest:full-path="Pictures/10000201000006B400000664BBC7592F7850382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ppins" svg:font-family="Poppi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81in" fo:margin-left="0in" fo:margin-top="0in" fo:margin-bottom="0in" table:align="left"/>
    </style:style>
    <style:style style:name="Table1.A" style:family="table-column">
      <style:table-column-properties style:column-width="6.91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5729in" fo:keep-together="auto"/>
    </style:style>
    <style:style style:name="Table2" style:family="table">
      <style:table-properties style:width="6.9181in" fo:margin-left="0in" fo:margin-top="0in" fo:margin-bottom="0in" table:align="left"/>
    </style:style>
    <style:style style:name="Table2.A" style:family="table-column">
      <style:table-column-properties style:column-width="6.9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306in" fo:margin-top="0in" fo:margin-bottom="0in" table:align="center"/>
    </style:style>
    <style:style style:name="Table3.A" style:family="table-column">
      <style:table-column-properties style:column-width="6.1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Poppins" fo:font-size="10pt" style:font-name-asian="Poppins1" style:font-size-asian="10pt" style:font-name-complex="Poppins1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5" style:family="paragraph" style:parent-style-name="Standard"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8" style:family="paragraph" style:parent-style-name="Standard" style:master-page-name="Standard">
      <style:paragraph-properties fo:text-align="end" style:justify-single-word="false" style:page-number="1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Poppins" fo:font-size="10pt" style:font-name-asian="Poppins1" style:font-size-asian="10pt" style:font-name-complex="Poppins1" style:font-size-complex="10pt"/>
    </style:style>
    <style:style style:name="T2" style:family="text">
      <style:text-properties style:font-name="Poppins" fo:font-size="10pt" style:text-underline-style="solid" style:text-underline-width="auto" style:text-underline-color="font-color" fo:font-weight="bold" style:font-name-asian="Poppins1" style:font-size-asian="10pt" style:font-weight-asian="bold" style:font-name-complex="Poppins1" style:font-size-complex="10pt"/>
    </style:style>
    <style:style style:name="T3" style:family="text"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T4" style:family="text">
      <style:text-properties style:font-name="Poppins" fo:font-weight="bold" style:font-name-asian="Poppins1" style:font-weight-asian="bold" style:font-name-complex="Poppins1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weight="bold" style:font-weight-asian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oppins" fo:font-size="8pt" fo:font-style="normal" style:text-underline-style="none" fo:font-weight="normal" style:font-name-asian="Poppins1" style:font-size-asian="8pt" style:font-style-asian="normal" style:font-weight-asian="normal" style:font-name-complex="Poppins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oppins" fo:font-size="6pt" fo:font-style="normal" style:text-underline-style="none" fo:font-weight="normal" style:font-name-asian="Poppins1" style:font-size-asian="6pt" style:font-style-asian="normal" style:font-weight-asian="normal" style:font-name-complex="Poppins1" style:font-size-complex="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Mérida, dd/mm/aa</text:span></text:p>
      <text:p text:style-name="P3"/>
      <text:p text:style-name="P9"><text:span text:style-name="T4">Asunto: INFORME TÉCNICO XXXX</text:span></text:p>
      <text:p text:style-name="Standard"><text:span text:style-name="T1">Área de Desarrollo Electrónico</text:span></text:p>
      <text:p text:style-name="Standard"><text:span text:style-name="T1">Sistemas Tecnológicos VULTUR</text:span></text:p>
      <text:p text:style-name="Standard"><text:span text:style-name="T1">Fecha de elaboración del reporte</text:span></text:p>
      <text:p text:style-name="Standard"><text:span text:style-name="T1">Persona que elabora el reporte</text:span></text:p>
      <text:p text:style-name="Standard"><text:span text:style-name="T1">Cargo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2">Asunto:</text:span><text:span text:style-name="T1"> Indicar con un título el motivo del informe con una frase simple y clara.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2">Resumen:</text:span><text:span text:style-name="T1"> El resumen es una breve descripción del contenido del informe, de modo que quien lo lea se dé cuenta del motivo del trabajo realizado y la finalidad que se quiere alcanzar. Es importante tener en cuenta que el resumen se debe elaborar partiendo de las conclusiones y se deberá incluir únicamente los datos numéricos más relevantes. Finalmente, deberá tener un máximo de 250 palabras.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Situación o exposición de los hechos:</text:span><text:span text:style-name="T1"> Indique en forma resumida por qué y del motivo del informe. se indican las personas involucradas, fecha y lugar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Apreciación o resultados obtenidos:</text:span><text:span text:style-name="T1"> Se analiza el motivo del informe desde el punto de vista técnico, se debe incluir detalles generales, cálculos, tablas, esquemas, diagramas u otro material escrito que explique con claridad el contenido del trabajo. Es importante ser objetivo, no incluir prejuicios ni opiniones personales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Conclusiones y recomendaciones:</text:span><text:span text:style-name="T1"> Las conclusiones y recomendaciones, en general se presentan en párrafos, de forma breve deberán destacar los puntos más relevantes abordados en el informe. La sección final deberá ser forzosamente una exposición de recomendaciones o conclusiones que serán el resultado lo más lógico posible del trabajo realizado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Referencias:</text:span><text:span text:style-name="T1"> Aquí se deben incluir las fuentes bibliográficas empleadas y citadas a lo largo del texto en formato IEEE. Deben ser preferentemente recientes y de revistas especializadas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Anexos:</text:span><text:span text:style-name="T1"> Si el documento lo requiere, se deberá incluir un registro fotográfico, datasheet o manual útil para comprender el informe.</text:span></text:p>
          </table:table-cell>
        </table:table-row>
      </table:table>
      <text:p text:style-name="P3"/>
      <text:p text:style-name="P1"><text:span text:style-name="T1">Mérida, dd/mm/aa.</text:span></text:p>
      <text:p text:style-name="P7"/>
      <text:p text:style-name="P9"><text:span text:style-name="T4">Asunto: REPORTE TÉCNICO XXXX </text:span></text:p>
      <text:p text:style-name="P9"><text:span text:style-name="T4">(indicar con un título el motivo del informe con una frase simple y clara.)</text:span></text:p>
      <text:p text:style-name="P2"/>
      <text:p text:style-name="Standard"><text:span text:style-name="T1">Área de Desarrollo Electrónico</text:span></text:p>
      <text:p text:style-name="Standard"><text:span text:style-name="T1">Sistemas Tecnológicos VULTUR</text:span></text:p>
      <text:p text:style-name="Standard"><text:span text:style-name="T1">Fecha de elaboración del reporte (Mérida, dd/mm/aa)</text:span></text:p>
      <text:p text:style-name="Standard"><text:soft-page-break/><text:span text:style-name="T1">Persona que elabora el reporte</text:span></text:p>
      <text:p text:style-name="Standard"><text:span text:style-name="T1">Cargo</text:span>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Exposición de los hechos: </text:span><text:span text:style-name="T1">Es importante ser objetivo, no incluir prejuicios ni opiniones personales. No olvide incluir la fecha en la que acontecieron los hechos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Análisis </text:span><text:span text:style-name="T1">de la situación. Aquí sí se debe dar un dictamen u opinión sobre el hecho.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Resultados </text:span><text:span text:style-name="T1">obtenidos. Es decir, una explicación de cómo concluyó el proyecto o la actividad.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Recomendaciones y conclusiones: </text:span><text:span text:style-name="T1">Se deben tomar en cuenta los resultados para redactar este punto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span text:style-name="T3">Ejemplo:</text:span></text:p>
      <text:p text:style-name="P5"/>
      <text:p text:style-name="P1">San Luis Potosí S. L. P.</text:p>
      <text:p text:style-name="P1">09 de noviembre de 2022</text:p>
      <text:p text:style-name="P1"/>
      <text:p text:style-name="P11"><text:span text:style-name="T5">Asunto: Reporte Técnico del Proyecto de Construcción del Fraccionamiento Puerta Natura</text:span></text:p>
      <text:p text:style-name="P12"/>
      <text:p text:style-name="Standard">Ing. Arturo Díaz Infante</text:p>
      <text:p text:style-name="Standard">Gerente General</text:p>
      <text:p text:style-name="Standard">Constructora RANMAN</text:p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6">Exposición de hechos: </text:span>El pasado 16 de mayo de 2019, se concretó con el Ing. Alfredo Castañón Ipiña la compra de los terrenos con medidas de 12 x 18 km y 14 x 22 km ubicados en la delegación de Pozos, mismos que serán destinados para la construcción del Fraccionamiento Puerta Natura a partir del 3 de junio del presente año.</text:p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<text:span text:style-name="T6">Análisis: </text:span>Se concluyó la compra realizando el pago de contado, quedando pendiente la escrituración de estos en el Despacho Legal Corzo, corriendo los gastos por el Ing. Alfredo Castañón Ipiña y quedando por definir en los próximos días.</text:p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<text:span text:style-name="T6">Resultados obtenidos: </text:span>Una vez concluida la transacción, es posible iniciar con la primera fase del Proyecto de Construcción del Fraccionamiento Puerta Natura en la fecha planeada, es decir, el 3 de junio de 2019.</text:p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<text:span text:style-name="T6">Recomendaciones y conclusiones: </text:span>Es importante realizar una junta de carácter urgente con los arquitectos a cargo de los planos para que se inicie en la fecha estipulada la construcción de la primera manzana.</text:p>
            <text:p text:style-name="Standard"/>
          </table:table-cell>
        </table:table-row>
      </table:table>
      <text:p text:style-name="P13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ppins" svg:font-family="Poppi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V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oppins" fo:font-size="8pt" fo:font-style="normal" style:text-underline-style="none" fo:font-weight="normal" style:font-name-asian="Poppins1" style:font-size-asian="8pt" style:font-style-asian="normal" style:font-weight-asian="normal" style:font-name-complex="Poppins1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oppins" fo:font-size="6pt" fo:font-style="normal" style:text-underline-style="none" fo:font-weight="normal" style:font-name-asian="Poppins1" style:font-size-asian="6pt" style:font-style-asian="normal" style:font-weight-asian="normal" style:font-name-complex="Poppins1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953in" fo:margin-bottom="0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char" draw:z-index="3" draw:style-name="Mgr1" draw:text-style-name="MP2" svg:width="6.9169in" svg:height="6.5941in" svg:x="0.0043in" svg:y="1.4866in"><draw:image xlink:href="Pictures/10000201000006B400000664BBC7592F78503827.png" xlink:type="simple" xlink:show="embed" xlink:actuate="onLoad"><text:p/></draw:image></draw:frame><draw:frame draw:style-name="Mfr1" draw:name="image2.png" text:anchor-type="as-char" svg:width="3.1217in" svg:height="0.9453in" draw:z-index="6"><draw:image xlink:href="Pictures/10000000000009C4000002F583EA6F29AF7E4C8E.png" xlink:type="simple" xlink:show="embed" xlink:actuate="onLoad" loext:mime-type="image/png"/></draw:frame></text:p>
        <text:p text:style-name="MP3"/>
      </style:header>
      <style:footer>
        <text:p text:style-name="MP4"><text:span text:style-name="MT1">Área de Desarrollo Electrónico</text:span></text:p>
        <text:p text:style-name="MP4"><text:span text:style-name="MT1">Sistemas Tecnológicos Vultur S. A</text:span></text:p>
        <text:p text:style-name="MP4"><text:span text:style-name="MT2">Vía Los Chorros de Milla, C.C. Villa Los Chorros. </text:span></text:p>
        <text:p text:style-name="MP4"><text:span text:style-name="MT2">Mérida - Venezuela</text:span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char" draw:z-index="0" draw:style-name="Mgr1" draw:text-style-name="MP2" svg:width="6.9169in" svg:height="6.5941in" svg:x="0.0008in" svg:y="0in"><draw:image xlink:href="Pictures/10000201000006B400000664BBC7592F78503827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42" meta:word-count="599" meta:character-count="3787" meta:non-whitespace-character-count="3227"/>
    <meta:generator>LibreOfficeDev/6.0.5.2$Linux_X86_64 LibreOffice_project/</meta:generator>
  </office:meta>
</office:document-meta>
</file>